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string">
            <text:p>FOODS</text:p>
          </table:table-cell>
          <table:table-cell table:style-name="ce2" office:value-type="string">
            <text:p>MATERIALS</text:p>
          </table:table-cell>
          <table:table-cell table:style-name="ce2" office:value-type="string">
            <text:p>VALUE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office:value-type="string">
            <text:p>Labor</text:p>
          </table:table-cell>
          <table:table-cell/>
          <table:table-cell office:value-type="string">
            <text:p>Grain</text:p>
          </table:table-cell>
          <table:table-cell office:value-type="string">
            <text:p>Lumber</text:p>
          </table:table-cell>
          <table:table-cell office:value-type="string">
            <text:p>Labor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office:value-type="string">
            <text:p>Lumber</text:p>
          </table:table-cell>
          <table:table-cell/>
          <table:table-cell office:value-type="string">
            <text:p>Cattle</text:p>
          </table:table-cell>
          <table:table-cell office:value-type="string">
            <text:p>Hemp</text:p>
          </table:table-cell>
          <table:table-cell office:value-type="string">
            <text:p>Politi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office:value-type="string">
            <text:p>Hemp</text:p>
          </table:table-cell>
          <table:table-cell/>
          <table:table-cell office:value-type="string">
            <text:p>Game</text:p>
          </table:table-cell>
          <table:table-cell office:value-type="string">
            <text:p>Metal</text:p>
          </table:table-cell>
          <table:table-cell office:value-type="string">
            <text:p>Vic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office:value-type="string">
            <text:p>Grain</text:p>
          </table:table-cell>
          <table:table-cell/>
          <table:table-cell office:value-type="string">
            <text:p>Fish</text:p>
          </table:table-cell>
          <table:table-cell office:value-type="string">
            <text:p>Fur</text:p>
          </table:table-cell>
          <table:table-cell office:value-type="string">
            <text:p>Magi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office:value-type="string">
            <text:p>Polit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office:value-type="string">
            <text:p>Metal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office:value-type="string">
            <text:p>Vic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office:value-type="string">
            <text:p>Fu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office:value-type="string">
            <text:p>Mag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3">12/03/2022</text:date>, <text:time>21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2-03T21:51:11.42</dc:date>
    <meta:editing-duration>PT12H28M7S</meta:editing-duration>
    <meta:editing-cycles>15</meta:editing-cycles>
    <meta:generator>OpenOffice/4.1.12$Win32 OpenOffice.org_project/4112m1$Build-9809</meta:generator>
    <meta:document-statistic meta:table-count="3" meta:cell-count="849" meta:object-count="0"/>
  </office:meta>
</office:document-meta>
</file>